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BX10" svg:font-family="CMBX10"/>
    <style:font-face style:name="CMBX12" svg:font-family="CMBX12"/>
    <style:font-face style:name="CMR10" svg:font-family="CMR10"/>
    <style:font-face style:name="CMSY10" svg:font-family="CMSY10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style:page-number="auto" fo:break-before="auto" fo:break-after="auto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CMR10" fo:font-size="10pt" style:font-name-asian="CMR10" style:font-size-asian="10pt" style:font-name-complex="CMR10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CMR10" fo:font-size="10pt" style:font-name-asian="CMR10" style:font-size-asian="10pt" style:font-name-complex="CMR10" style:font-size-complex="10pt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fo:color="#000000" style:font-name="CMR10" fo:font-size="10pt" style:font-name-asian="CMR10" style:font-size-asian="10pt" style:font-name-complex="CMR10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00" style:font-name="CMR10" fo:font-size="11pt" style:font-name-asian="CMR10" style:font-size-asian="11pt" style:font-name-complex="CMR10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000000" style:font-name="CMBX12" fo:font-size="14.5pt" style:font-name-asian="CMBX12" style:font-size-asian="14.5pt" style:font-name-complex="CMBX12" style:font-size-complex="14.5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000000" style:font-name="CMBX12" fo:font-size="12pt" style:font-name-asian="CMBX12" style:font-size-asian="12pt" style:font-name-complex="CMBX12" style:font-size-complex="12pt"/>
    </style:style>
    <style:style style:name="P8" style:family="paragraph" style:parent-style-name="Standard" style:list-style-name="">
      <style:paragraph-properties style:text-autospace="none"/>
    </style:style>
    <style:style style:name="T1" style:family="text">
      <style:text-properties style:font-name="CMSY10" fo:font-size="11pt" style:font-name-asian="CMSY10" style:font-size-asian="11pt" style:font-name-complex="CMSY10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0000" fo:font-size="11pt" style:font-size-asian="11pt" style:font-size-complex="11pt"/>
    </style:style>
    <style:style style:name="T4" style:family="text">
      <style:text-properties fo:color="#000000" style:font-name="CMR10" fo:font-size="11pt" style:font-name-asian="CMR10" style:font-size-asian="11pt" style:font-name-complex="CMR10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bjetivos del proyecto </text:h>
      <text:p text:style-name="P5">Este apartado explica de forma precisa y concisa cuales son los objetivos</text:p>
      <text:p text:style-name="P5">que se persiguen con la realizacion del proyecto. Se puede distinguir entre los</text:p>
      <text:p text:style-name="P5">objetivos marcados por los requisitos del software a construir y los objetivos</text:p>
      <text:p text:style-name="P5">de caracter tecnico que se plantean a la hora de llevar a la práctica el proyecto.</text:p>
      <text:p text:style-name="P6"/>
      <text:p text:style-name="P6">2.1. Objetivos</text:p>
      <text:p text:style-name="P5">Se van a mostrar los puntos que se quieren tratar en este proyecto.</text:p>
      <text:p text:style-name="P5">Analizar el problema planteado por el tutor del proyecto Don Jesús Enrique Sierra García, de la empresa ASTI sobre la aplicabilidad de gazebo en la misma, y evaluar su viabilidad.</text:p>
      <text:p text:style-name="P5"/>
      <text:list xml:id="list7024565096824114667" text:style-name="L1">
        <text:list-item>
          <text:list>
            <text:list-item>
              <text:p text:style-name="P4"><text:span text:style-name="T1"/><text:span text:style-name="T2">Primero tenemos que documentarnos, y saber manejar el simulador</text:span></text:p>
              <text:list>
                <text:list-header>
                  <text:p text:style-name="P4"><text:span text:style-name="T2">Preparar un entorno de trabajo</text:span></text:p>
                  <text:p text:style-name="P4"><text:span text:style-name="T2">Realizar tutoriales de Gazebo</text:span></text:p>
                  <text:p text:style-name="P4"><text:span text:style-name="T2">Aprender lenguaje SDF con el que modelar nuestros Robots</text:span></text:p>
                </text:list-header>
              </text:list>
            </text:list-item>
          </text:list>
        </text:list-item>
      </text:list>
      <text:p text:style-name="P2"><text:span text:style-name="T2"/></text:p>
      <text:list xml:id="list40400014" text:continue-numbering="true" text:style-name="L1">
        <text:list-item>
          <text:list>
            <text:list-item>
              <text:p text:style-name="P4"><text:span text:style-name="T2">Preparar el entorno de trabajo</text:span></text:p>
              <text:list>
                <text:list-header>
                  <text:p text:style-name="P4"><text:span text:style-name="T2">Preparar maquina virtual con Ros Kinetic</text:span></text:p>
                  <text:p text:style-name="P4"><text:span text:style-name="T2">Iniciarnos en el Sistema Operativo ROS, entender como funciona por medio de tutoriales y pruebas.</text:span></text:p>
                </text:list-header>
              </text:list>
            </text:list-item>
          </text:list>
        </text:list-item>
      </text:list>
      <text:p text:style-name="P2"><text:span text:style-name="T2"/></text:p>
      <text:list xml:id="list40399551" text:continue-numbering="true" text:style-name="L1">
        <text:list-item>
          <text:list>
            <text:list-item>
              <text:p text:style-name="P4"><text:span text:style-name="T2">Iniciar proyecto </text:span></text:p>
              <text:list>
                <text:list-header>
                  <text:p text:style-name="P4"><text:span text:style-name="T2">Instalar entorno de trabajo</text:span></text:p>
                  <text:p text:style-name="P4"><text:span text:style-name="T2">Crear un mundo con un robot que se comunicará con nuestro sistema operativo por medio de mensajes, así lograremos insertarle movimiento</text:span></text:p>
                </text:list-header>
              </text:list>
            </text:list-item>
          </text:list>
        </text:list-item>
      </text:list>
      <text:p text:style-name="P2"><text:span text:style-name="T2"/></text:p>
      <text:list xml:id="list40413579" text:continue-numbering="true" text:style-name="L1">
        <text:list-item>
          <text:list>
            <text:list-item>
              <text:p text:style-name="P4"><text:span text:style-name="T2">Realizar un informe final</text:span></text:p>
              <text:list>
                <text:list-header>
                  <text:p text:style-name="P4"><text:span text:style-name="T2">Fijar los puntos del informe</text:span></text:p>
                  <text:p text:style-name="P4"><text:span text:style-name="T2">Analizar las caracteristicas de la empresa y el impacto que este podría tener</text:span></text:p>
                  <text:p text:style-name="P4"><text:span text:style-name="T2">Elaborar una conclusión donde se recomiende o no la viabilidad de este proyecto.</text:span></text:p>
                  <text:p text:style-name="P4"><text:span text:style-name="T2"/></text:p>
                </text:list-header>
              </text:list>
            </text:list-item>
          </text:list>
        </text:list-item>
      </text:list>
      <text:p text:style-name="P3"><text:span text:style-name="T2"/></text:p>
      <text:p text:style-name="P6">2.2. Resumen</text:p>
      <text:p text:style-name="P5">El problema va a consistir en detectar las lneas que tienen ya pintadas y</text:p>
      <text:p text:style-name="P5">detectar desde cero las no pintadas, en las imagenes, para poder automatizar</text:p>
      <text:p text:style-name="P5"><text:soft-page-break/>dicho proceso, ya que los pasos anteriores eran:</text:p>
      <text:p text:style-name="P5">Pintar las estras encima de la imagen.</text:p>
      <text:p text:style-name="P5">Obtener de las estras, de forma manual, su tama~no, angulo, direccion.</text:p>
      <text:p text:style-name="P5">Y los pasos a traves de nuestra aplicacion son:</text:p>
      <text:p text:style-name="P5">Abrir la imagen y seleccionar el color de las lneas</text:p>
      <text:p text:style-name="P5">Dar al boton de calcular las lneas y guardarlo: Tendamos el CSV con</text:p>
      <text:p text:style-name="P5">los estadsticos y atributos de ellas.</text:p>
      <text:p text:style-name="P5">Como puede intuirse, nuestros pasos nos devuelven las estras de forma mucho</text:p>
      <text:p text:style-name="P5">mas comoda y mas rapida que buscandolas a mano.</text:p>
      <text:p text:style-name="P7">Crear un prototipo</text:p>
      <text:p text:style-name="P5">En esta parte hemos pensado que sera mas comodo, antes de ponernos a</text:p>
      <text:p text:style-name="P5">dise~nar o implementar, comprobar que lo que tenemos pensado para resolver</text:p>
      <text:p text:style-name="P5">el problema funcione.</text:p>
      <text:p text:style-name="P3"><text:span text:style-name="T2">Crear un Notebook de Jupyter (ver seccion </text:span><text:span text:style-name="T3">4.12</text:span><text:span text:style-name="T2">), no nos exige programar</text:span></text:p>
      <text:p text:style-name="P5">nada de la GUI, al ser interactivo, vamos a implementar todos los pasos necesarios</text:p>
      <text:p text:style-name="P5">para resolver el problema. Una vez conseguido, como producto tenemos</text:p>
      <text:p text:style-name="P5">el nucleo de calculo y pasaremos a hacer el dise~no.</text:p>
      <text:p text:style-name="P7">Crear la aplicacion</text:p>
      <text:p text:style-name="P5">Llegados a este punto ya tendremos todo lo necesario para hacer nuestras</text:p>
      <text:p text:style-name="P5">clases y nuestra aplicacion.</text:p>
      <text:p text:style-name="P5">As que ya tenemos todo lo necesario y solo queda el producto entregable</text:p>
      <text:p text:style-name="P5">que sera la aplicacion enlazada con la GUI junto con la creacion de botones,</text:p>
      <text:p text:style-name="P8"><text:span text:style-name="T4">pesta~nas, ventanas con sus respectivas implementaciones y funcionalida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BX10" svg:font-family="CMBX10"/>
    <style:font-face style:name="CMBX12" svg:font-family="CMBX12"/>
    <style:font-face style:name="CMR10" svg:font-family="CMR10"/>
    <style:font-face style:name="CMSY10" svg:font-family="CMSY10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2_ObjetivosDelProyecto.odt</text:file-name> v.<text:editing-cycles>13</text:editing-cycles> <text:title/><text:modification-date style:data-style-name="N103">15/may/17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3$Win32 OpenOffice.org_project/413m1$Build-9783</meta:generator>
    <dc:date>2017-05-15T20:21:37.22</dc:date>
    <dc:creator>Carmelo Basconcillos</dc:creator>
    <meta:editing-duration>PT3H19M28S</meta:editing-duration>
    <meta:editing-cycles>13</meta:editing-cycles>
    <meta:document-statistic meta:table-count="0" meta:image-count="0" meta:object-count="0" meta:page-count="2" meta:paragraph-count="49" meta:word-count="552" meta:character-count="2870"/>
  </office:meta>
</office:document-meta>
</file>